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6006449C75E76ACFF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7cm" svg:height="25.501cm" draw:z-index="0"><draw:image xlink:href="Pictures/1000000000000400000006006449C75E76ACF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23:17:08.536000000</meta:creation-date>
    <dc:date>2025-10-28T23:20:14.862000000</dc:date>
    <meta:editing-duration>PT3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9.2$Windows_X86_64 LibreOffice_project/cdeefe45c17511d326101eed8008ac4092f278a9</meta:generator>
  </office:meta>
</office:document-meta>
</file>